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1ea" officeooo:paragraph-rsid="000d61ea"/>
    </style:style>
    <style:style style:name="P2" style:family="paragraph" style:parent-style-name="Standard">
      <style:text-properties officeooo:rsid="000d61ea" officeooo:paragraph-rsid="000d0b29"/>
    </style:style>
    <style:style style:name="P3" style:family="paragraph" style:parent-style-name="Standard">
      <style:paragraph-properties>
        <style:tab-stops>
          <style:tab-stop style:position="-0.3228in"/>
          <style:tab-stop style:position="0.198in"/>
        </style:tab-stops>
      </style:paragraph-properties>
      <style:text-properties officeooo:paragraph-rsid="00101302"/>
    </style:style>
    <style:style style:name="P4" style:family="paragraph" style:parent-style-name="Standard">
      <style:paragraph-properties fo:margin-left="0.5902in" fo:margin-right="0in" fo:text-indent="-0.1965in" style:auto-text-indent="false">
        <style:tab-stops>
          <style:tab-stop style:position="-0.3228in"/>
          <style:tab-stop style:position="0.198in"/>
        </style:tab-stops>
      </style:paragraph-properties>
      <style:text-properties officeooo:paragraph-rsid="000d0b29"/>
    </style:style>
    <style:style style:name="P5" style:family="paragraph" style:parent-style-name="Standard">
      <style:paragraph-properties fo:margin-left="0.5902in" fo:margin-right="0in" fo:text-indent="-0.1965in" style:auto-text-indent="false">
        <style:tab-stops>
          <style:tab-stop style:position="-0.3228in"/>
          <style:tab-stop style:position="0.198in"/>
        </style:tab-stops>
      </style:paragraph-properties>
      <style:text-properties officeooo:paragraph-rsid="00101302"/>
    </style:style>
    <style:style style:name="P6" style:family="paragraph" style:parent-style-name="Standard">
      <style:paragraph-properties fo:margin-left="0.5902in" fo:margin-right="0in" fo:text-indent="-0.1965in" style:auto-text-indent="false">
        <style:tab-stops>
          <style:tab-stop style:position="-0.3228in"/>
          <style:tab-stop style:position="0.198in"/>
        </style:tab-stops>
      </style:paragraph-properties>
      <style:text-properties officeooo:paragraph-rsid="00113be7"/>
    </style:style>
    <style:style style:name="P7" style:family="paragraph" style:parent-style-name="Standard" style:master-page-name="">
      <style:paragraph-properties fo:margin-left="0.5902in" fo:margin-right="0in" fo:text-indent="0in" style:auto-text-indent="false" style:page-number="auto">
        <style:tab-stops>
          <style:tab-stop style:position="-0.3228in"/>
          <style:tab-stop style:position="0.198in"/>
        </style:tab-stops>
      </style:paragraph-properties>
      <style:text-properties officeooo:paragraph-rsid="00101302"/>
    </style:style>
    <style:style style:name="P8" style:family="paragraph" style:parent-style-name="Standard">
      <style:paragraph-properties fo:margin-left="0.5902in" fo:margin-right="0in" fo:text-indent="0in" style:auto-text-indent="false">
        <style:tab-stops>
          <style:tab-stop style:position="-0.3228in"/>
          <style:tab-stop style:position="0.198in"/>
        </style:tab-stops>
      </style:paragraph-properties>
      <style:text-properties officeooo:paragraph-rsid="00101302"/>
    </style:style>
    <style:style style:name="P9" style:family="paragraph" style:parent-style-name="Standard">
      <style:paragraph-properties fo:margin-left="0.5902in" fo:margin-right="0in" fo:text-indent="0in" style:auto-text-indent="false">
        <style:tab-stops>
          <style:tab-stop style:position="-0.3228in"/>
          <style:tab-stop style:position="0.198in"/>
        </style:tab-stops>
      </style:paragraph-properties>
      <style:text-properties officeooo:rsid="000ef8be" officeooo:paragraph-rsid="000f763d"/>
    </style:style>
    <style:style style:name="P10" style:family="paragraph" style:parent-style-name="Standard">
      <style:paragraph-properties fo:margin-left="0.5902in" fo:margin-right="0in" fo:text-indent="0in" style:auto-text-indent="false">
        <style:tab-stops>
          <style:tab-stop style:position="-0.3228in"/>
          <style:tab-stop style:position="0.198in"/>
        </style:tab-stops>
      </style:paragraph-properties>
      <style:text-properties officeooo:rsid="000f763d" officeooo:paragraph-rsid="000f763d"/>
    </style:style>
    <style:style style:name="P11" style:family="paragraph" style:parent-style-name="Standard" style:list-style-name="L1" style:master-page-name="">
      <style:paragraph-properties fo:margin-left="0.1965in" fo:margin-right="0in" fo:text-indent="0in" style:auto-text-indent="false" style:page-number="auto">
        <style:tab-stops>
          <style:tab-stop style:position="0.198in"/>
        </style:tab-stops>
      </style:paragraph-properties>
      <style:text-properties officeooo:rsid="000d61ea" officeooo:paragraph-rsid="000d61ea"/>
    </style:style>
    <style:style style:name="P12" style:family="paragraph" style:parent-style-name="Standard" style:list-style-name="L2" style:master-page-name="">
      <style:paragraph-properties fo:margin-left="0.5902in" fo:margin-right="0in" fo:text-indent="-0.1965in" style:auto-text-indent="false" style:page-number="auto">
        <style:tab-stops>
          <style:tab-stop style:position="0in"/>
        </style:tab-stops>
      </style:paragraph-properties>
      <style:text-properties officeooo:rsid="000d61ea" officeooo:paragraph-rsid="000d0b29"/>
    </style:style>
    <style:style style:name="P13" style:family="paragraph" style:parent-style-name="Standard" style:list-style-name="L2" style:master-page-name="">
      <style:paragraph-properties fo:margin-left="0.5902in" fo:margin-right="0in" fo:text-indent="-0.1965in" style:auto-text-indent="false" style:page-number="auto">
        <style:tab-stops>
          <style:tab-stop style:position="-0.3228in"/>
          <style:tab-stop style:position="0.198in"/>
        </style:tab-stops>
      </style:paragraph-properties>
      <style:text-properties officeooo:rsid="000d61ea" officeooo:paragraph-rsid="000d0b29"/>
    </style:style>
    <style:style style:name="P14" style:family="paragraph" style:parent-style-name="Standard" style:list-style-name="L2">
      <style:paragraph-properties fo:margin-left="0.5902in" fo:margin-right="0in" fo:text-indent="-0.1965in" style:auto-text-indent="false">
        <style:tab-stops>
          <style:tab-stop style:position="-0.3228in"/>
          <style:tab-stop style:position="0.198in"/>
        </style:tab-stops>
      </style:paragraph-properties>
      <style:text-properties officeooo:rsid="000f763d" officeooo:paragraph-rsid="000f763d"/>
    </style:style>
    <style:style style:name="P15" style:family="paragraph" style:parent-style-name="Standard">
      <style:paragraph-properties fo:margin-left="0.5902in" fo:margin-right="0in" fo:text-indent="-0.1965in" style:auto-text-indent="false">
        <style:tab-stops>
          <style:tab-stop style:position="-0.3228in"/>
          <style:tab-stop style:position="0.198in"/>
        </style:tab-stops>
      </style:paragraph-properties>
      <style:text-properties officeooo:rsid="00101302" officeooo:paragraph-rsid="00101302"/>
    </style:style>
    <style:style style:name="P16" style:family="paragraph" style:parent-style-name="Standard" style:master-page-name="">
      <style:paragraph-properties fo:margin-left="0.5902in" fo:margin-right="0in" fo:text-indent="0in" style:auto-text-indent="false" style:page-number="auto">
        <style:tab-stops>
          <style:tab-stop style:position="-0.3228in"/>
          <style:tab-stop style:position="0.198in"/>
        </style:tab-stops>
      </style:paragraph-properties>
      <style:text-properties officeooo:rsid="000d61ea" officeooo:paragraph-rsid="000f763d"/>
    </style:style>
    <style:style style:name="P17" style:family="paragraph" style:parent-style-name="Standard">
      <style:paragraph-properties fo:margin-left="0.5902in" fo:margin-right="0in" fo:text-indent="0in" style:auto-text-indent="false">
        <style:tab-stops>
          <style:tab-stop style:position="-0.3228in"/>
          <style:tab-stop style:position="0.198in"/>
        </style:tab-stops>
      </style:paragraph-properties>
      <style:text-properties officeooo:rsid="000f763d" officeooo:paragraph-rsid="000f763d"/>
    </style:style>
    <style:style style:name="T1" style:family="text">
      <style:text-properties officeooo:rsid="000f763d"/>
    </style:style>
    <style:style style:name="T2" style:family="text">
      <style:text-properties officeooo:rsid="00101302"/>
    </style:style>
    <style:style style:name="T3" style:family="text">
      <style:text-properties officeooo:rsid="00143497"/>
    </style:style>
    <style:style style:name="T4" style:family="text">
      <style:text-properties officeooo:rsid="00162ca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8081957595682758" text:style-name="L1">
        <text:list-item>
          <text:p text:style-name="P11">AppList</text:p>
        </text:list-item>
      </text:list>
      <text:p text:style-name="P1"/>
      <text:list xml:id="list5259914120794758348" text:style-name="L2">
        <text:list-item>
          <text:list>
            <text:list-item>
              <text:p text:style-name="P12">Étude préalable</text:p>
            </text:list-item>
          </text:list>
        </text:list-item>
      </text:list>
      <text:p text:style-name="P2"/>
      <text:list xml:id="list111137108741291" text:continue-numbering="true" text:style-name="L2">
        <text:list-item>
          <text:list>
            <text:list-item>
              <text:list>
                <text:list-item>
                  <text:p text:style-name="P13">projet existant</text:p>
                </text:list-item>
              </text:list>
            </text:list-item>
          </text:list>
        </text:list-item>
      </text:list>
      <text:p text:style-name="P4"/>
      <text:p text:style-name="P16">La société télécharge les applications IOS sur les ipad <text:s/>en se connectant au serveur via une page web.</text:p>
      <text:p text:style-name="P9">Chaque application est décrite … <text:span text:style-name="T1">[description de la page a améliorer]</text:span>.</text:p>
      <text:p text:style-name="P10">[insérer <text:s/>photo]</text:p>
      <text:p text:style-name="P9">Les dernières versions sont mis a la racine du répertoire prévu pour les contenir tandis que les anciennes versions sont archivées dans un sous répertoire archive . Cette tache est effectué manuellement.</text:p>
      <text:p text:style-name="P10">Le site web est destiné aux animateurs des prestations (équipe de production et personnes extérieur<text:span text:style-name="T4">es</text:span> ) qui parfois doivent (ré)installer <text:s/>ou mettre a jours l'application de l'extérieur.</text:p>
      <text:p text:style-name="P10">Le site utilise PHP.</text:p>
      <text:p text:style-name="P4"/>
      <text:list xml:id="list111138691334552" text:continue-numbering="true" text:style-name="L2">
        <text:list-item>
          <text:list>
            <text:list-item>
              <text:list>
                <text:list-item>
                  <text:p text:style-name="P14">Objectif a atteindre</text:p>
                </text:list-item>
              </text:list>
            </text:list-item>
          </text:list>
        </text:list-item>
      </text:list>
      <text:p text:style-name="P4"><text:tab/></text:p>
      <text:p text:style-name="P6"><text:tab/><text:span text:style-name="T1">Pour les prestations a venir la société va être amené a travailler avec des tablettes androïds.</text:span></text:p>
      <text:p text:style-name="P6"><text:tab/></text:p>
      <text:p text:style-name="P5"><text:tab/><text:span text:style-name="T3">Ils veulent <text:s/>pouvoir afficher la liste des versions précédentes ( les 9 dernières ) ainsi que pouvoir qu'améliorer la présentation du site :</text:span></text:p>
      <text:p text:style-name="P5"><text:tab/><text:tab/>- <text:span text:style-name="T2">un menu pour sélectionner les applications IOS ou androids ( par défaut il est demandé <text:tab/><text:tab/> <text:s text:c="2"/>d'afficher celles IOS ) .</text:span></text:p>
      <text:p text:style-name="P5"><text:tab/><text:tab/>- <text:span text:style-name="T2">une liste déroulante pour les différentes versions. </text:span></text:p>
      <text:p text:style-name="P15"><text:tab/><text:tab/>- une icône de l'application si existante ( demande rajouté plus tardivement).</text:p>
      <text:p text:style-name="P5"/>
      <text:p text:style-name="P3"/>
      <text:p text:style-name="P7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063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6:33:37.780499070</meta:creation-date>
    <dc:date>2015-04-07T11:11:36.819416118</dc:date>
    <meta:editing-duration>PT1H16M4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86" meta:character-count="1159" meta:non-whitespace-character-count="971"/>
  </office:meta>
</office:document-meta>
</file>